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193cm" fo:margin-left="-0.501cm" fo:margin-top="0cm" fo:margin-bottom="0cm" table:align="left" style:writing-mode="lr-tb"/>
    </style:style>
    <style:style style:name="Таблица1.A" style:family="table-column">
      <style:table-column-properties style:column-width="3.44cm"/>
    </style:style>
    <style:style style:name="Таблица1.B" style:family="table-column">
      <style:table-column-properties style:column-width="3.438cm"/>
    </style:style>
    <style:style style:name="Таблица1.D" style:family="table-column">
      <style:table-column-properties style:column-width="3.436cm"/>
    </style:style>
    <style:style style:name="Таблица1.1" style:family="table-row">
      <style:table-row-properties style:min-row-height="0.958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0.487cm" fo:keep-together="auto"/>
    </style:style>
    <style:style style:name="Таблица1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16.484cm" fo:margin-left="0.009cm" fo:margin-top="0cm" fo:margin-bottom="0cm" table:align="left" style:writing-mode="lr-tb"/>
    </style:style>
    <style:style style:name="Таблица2.A" style:family="table-column">
      <style:table-column-properties style:column-width="2.743cm"/>
    </style:style>
    <style:style style:name="Таблица2.B" style:family="table-column">
      <style:table-column-properties style:column-width="13.73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List_20_Paragraph" style:list-style-name="WWNum13">
      <style:paragraph-properties fo:margin-top="0cm" fo:margin-bottom="0cm" style:contextual-spacing="true" fo:line-height="100%"/>
      <style:text-properties officeooo:paragraph-rsid="000d198f"/>
    </style:style>
    <style:style style:name="P2" style:family="paragraph" style:parent-style-name="List_20_Paragraph" style:list-style-name="WWNum14">
      <style:paragraph-properties fo:margin-top="0cm" fo:margin-bottom="0cm" style:contextual-spacing="true" fo:line-height="100%"/>
      <style:text-properties officeooo:paragraph-rsid="000d198f"/>
    </style:style>
    <style:style style:name="P3" style:family="paragraph" style:parent-style-name="List_20_Paragraph" style:list-style-name="WWNum15">
      <style:paragraph-properties fo:margin-top="0cm" fo:margin-bottom="0cm" style:contextual-spacing="true" fo:line-height="100%"/>
      <style:text-properties officeooo:paragraph-rsid="000d198f"/>
    </style:style>
    <style:style style:name="P4" style:family="paragraph" style:parent-style-name="List_20_Paragraph">
      <style:paragraph-properties fo:margin-left="1.884cm" fo:margin-right="0cm" fo:margin-top="0cm" fo:margin-bottom="0cm" style:contextual-spacing="true" fo:line-height="100%" fo:text-indent="0cm" style:auto-text-indent="false"/>
      <style:text-properties officeooo:paragraph-rsid="000d198f"/>
    </style:style>
    <style:style style:name="P5" style:family="paragraph" style:parent-style-name="Standard">
      <style:paragraph-properties fo:line-height="100%" fo:text-align="center" style:justify-single-word="false"/>
      <style:text-properties officeooo:paragraph-rsid="000d198f"/>
    </style:style>
    <style:style style:name="P6" style:family="paragraph" style:parent-style-name="Standard">
      <style:paragraph-properties fo:line-height="100%"/>
      <style:text-properties officeooo:paragraph-rsid="000d198f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indent="1.249cm" style:auto-text-indent="false"/>
      <style:text-properties officeooo:paragraph-rsid="000d198f"/>
    </style:style>
    <style:style style:name="P8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/>
      <style:text-properties officeooo:paragraph-rsid="000d198f"/>
    </style:style>
    <style:style style:name="P9" style:family="paragraph" style:parent-style-name="Standard">
      <style:paragraph-properties fo:margin-left="1.884cm" fo:margin-right="0cm" fo:margin-top="0cm" fo:margin-bottom="0cm" style:contextual-spacing="false" fo:line-height="100%" fo:text-indent="0cm" style:auto-text-indent="false"/>
      <style:text-properties officeooo:paragraph-rsid="000d198f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officeooo:paragraph-rsid="000d198f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officeooo:paragraph-rsid="000d198f" style:font-name-asian="Times New Roman1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margin-left="1.884cm" fo:margin-right="0cm" fo:margin-top="0cm" fo:margin-bottom="0cm" style:contextual-spacing="false" fo:line-height="100%" fo:text-indent="0cm" style:auto-text-indent="false"/>
      <style:text-properties style:font-name="Times New Roman" fo:font-size="12pt" officeooo:paragraph-rsid="000d198f" style:font-size-asian="12pt" style:font-name-complex="Times New Roman1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ru" fo:country="RU" officeooo:paragraph-rsid="000d198f" style:letter-kerning="false" style:font-name-asian="Arial" style:font-size-asian="12pt" style:language-asian="en" style:country-asian="US" style:font-name-complex="Times New Roman1" style:font-size-complex="12pt" style:language-complex="ar" style:country-complex="SA"/>
    </style:style>
    <style:style style:name="P14" style:family="paragraph" style:parent-style-name="Standard">
      <loext:graphic-properties draw:fill="solid" draw:fill-color="#1e1f22"/>
      <style:paragraph-properties fo:margin-top="0cm" fo:margin-bottom="0cm" style:contextual-spacing="false" fo:line-height="100%" fo:text-align="start" style:justify-single-word="false" fo:orphans="2" fo:widows="2" fo:background-color="#1e1f22" fo:padding="0cm" fo:border="none" style:shadow="none"/>
      <style:text-properties style:font-name="Times New Roman" fo:font-size="12pt" fo:language="ru" fo:country="RU" officeooo:paragraph-rsid="000d198f" style:letter-kerning="false" style:font-name-asian="Arial" style:font-size-asian="12pt" style:language-asian="en" style:country-asian="US" style:font-name-complex="Times New Roman1" style:font-size-complex="12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ru" fo:country="RU" officeooo:rsid="000da2e7" officeooo:paragraph-rsid="000da2e7" style:letter-kerning="false" style:font-name-asian="Arial" style:font-size-asian="12pt" style:language-asian="en" style:country-asian="US" style:font-name-complex="Times New Roman1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ru" fo:country="RU" officeooo:paragraph-rsid="000d198f" style:letter-kerning="false" style:font-name-asian="Arial" style:font-size-asian="11pt" style:language-asian="en" style:country-asian="US" style:font-name-complex="Times New Roman1" style:font-size-complex="11pt" style:language-complex="ar" style:country-complex="SA"/>
    </style:style>
    <style:style style:name="P17" style:family="paragraph" style:parent-style-name="Standard">
      <loext:graphic-properties draw:fill="solid" draw:fill-color="#1e1f22"/>
      <style:paragraph-properties fo:margin-top="0cm" fo:margin-bottom="0cm" style:contextual-spacing="false" fo:line-height="100%" fo:text-align="start" style:justify-single-word="false" fo:orphans="2" fo:widows="2" fo:background-color="#1e1f22" fo:padding="0cm" fo:border="none" style:shadow="none"/>
      <style:text-properties style:font-name="Times New Roman" fo:font-size="11pt" fo:language="ru" fo:country="RU" officeooo:paragraph-rsid="000d198f" style:letter-kerning="false" style:font-name-asian="Arial" style:font-size-asian="11pt" style:language-asian="en" style:country-asian="US" style:font-name-complex="Times New Roman1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ru" fo:country="RU" officeooo:rsid="000da2e7" officeooo:paragraph-rsid="000da2e7" style:letter-kerning="false" style:font-name-asian="Arial" style:font-size-asian="11pt" style:language-asian="en" style:country-asian="US" style:font-name-complex="Times New Roman1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ru" fo:country="RU" fo:font-weight="bold" officeooo:paragraph-rsid="000d198f" style:letter-kerning="false" style:font-name-asian="Arial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20" style:family="paragraph" style:parent-style-name="Standard">
      <loext:graphic-properties draw:fill="solid" draw:fill-color="#1e1f22"/>
      <style:paragraph-properties fo:margin-top="0cm" fo:margin-bottom="0cm" style:contextual-spacing="false" fo:line-height="100%" fo:text-align="start" style:justify-single-word="false" fo:orphans="2" fo:widows="2" fo:background-color="#1e1f22" fo:padding="0cm" fo:border="none" style:shadow="none"/>
      <style:text-properties style:font-name="Times New Roman" fo:font-size="11pt" fo:language="ru" fo:country="RU" fo:font-weight="bold" officeooo:paragraph-rsid="000d198f" style:letter-kerning="false" style:font-name-asian="Arial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language="ru" fo:country="RU" officeooo:paragraph-rsid="000d198f" style:letter-kerning="false" style:font-name-asian="Arial" style:language-asian="en" style:country-asian="US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officeooo:paragraph-rsid="000d198f" style:letter-kerning="false" style:font-name-asian="Arial" style:language-asian="en" style:country-asian="US" style:language-complex="ar" style:country-complex="SA"/>
    </style:style>
    <style:style style:name="P23" style:family="paragraph" style:parent-style-name="Standard">
      <style:paragraph-properties fo:line-height="100%" fo:text-align="start" style:justify-single-word="false"/>
      <style:text-properties officeooo:rsid="001016b7" officeooo:paragraph-rsid="001016b7"/>
    </style:style>
    <style:style style:name="P24" style:family="paragraph" style:parent-style-name="docdata" style:list-style-name="WWNum6">
      <style:paragraph-properties fo:margin-top="0cm" fo:margin-bottom="0cm" style:contextual-spacing="false"/>
      <style:text-properties officeooo:paragraph-rsid="000d198f"/>
    </style:style>
    <style:style style:name="P25" style:family="paragraph" style:parent-style-name="docdata">
      <style:paragraph-properties fo:margin-top="0cm" fo:margin-bottom="0.282cm" style:contextual-spacing="false"/>
      <style:text-properties officeooo:paragraph-rsid="000d198f"/>
    </style:style>
    <style:style style:name="P26" style:family="paragraph" style:parent-style-name="docdata">
      <style:paragraph-properties fo:margin-top="0cm" fo:margin-bottom="0cm" style:contextual-spacing="false"/>
      <style:text-properties officeooo:paragraph-rsid="000d198f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 fo:background-color="#ffff00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7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8" style:family="text">
      <style:text-properties fo:color="#000000" loext:opacity="100%" fo:font-weight="bold" style:font-weight-asian="bold" style:font-weight-complex="bold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font-name-asian="Arial"/>
    </style:style>
    <style:style style:name="T11" style:family="text">
      <style:text-properties style:font-name-asian="Ari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style:font-name-asian="Arial"/>
    </style:style>
    <style:style style:name="T14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cf8e6d" loext:opacity="100%" style:font-name="JetBrains Mono" fo:font-size="10pt" fo:font-style="normal" fo:font-weight="normal" officeooo:rsid="000da2e7" style:font-size-asian="10pt" style:font-style-asian="normal" style:font-weight-asian="normal"/>
    </style:style>
    <style:style style:name="T16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2aacb8" loext:opacity="100%" style:font-name="JetBrains Mono" fo:font-size="10pt" fo:font-style="normal" fo:font-weight="normal" officeooo:rsid="000da2e7" style:font-size-asian="10pt" style:font-style-asian="normal" style:font-weight-asian="normal"/>
    </style:style>
    <style:style style:name="T18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20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22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Практическое задание 8</text:span></text:p>
      <text:p text:style-name="P5"><text:span text:style-name="T1">Выполнение работ по отладке программы с использованием специализированных средств отладки</text:span></text:p>
      <text:p text:style-name="P6"><text:span text:style-name="T1">Цель работы:</text:span><text:span text:style-name="T4"> совершенствовать умения разработки программы согласно требованиям проектной документации, совершенствовать умения тестирования программного кода.</text:span></text:p>
      <text:p text:style-name="P25"><text:span text:style-name="T8">Оборудование:</text:span><text:span text:style-name="T9"> ПК, IntelliJ IDEA</text:span></text:p>
      <text:p text:style-name="P26"><text:span text:style-name="T9">Источники: </text:span></text:p>
      <text:list xml:id="list1593147212" text:style-name="WWNum6">
        <text:list-item>
          <text:p text:style-name="P24"><text:span text:style-name="_32_893"><text:span text:style-name="T10">Руководство </text:span></text:span><text:span text:style-name="T9">Java. </text:span><text:a xlink:type="simple" xlink:href="https://metanit.com/java/tutorial/" office:target-frame-name="https://metanit.com/java/tutorial/" xlink:show="replace" text:style-name="Internet_20_link" text:visited-style-name="Visited_20_Internet_20_Link"><text:span text:style-name="Internet_20_link"><text:span text:style-name="T11">https://metanit.com/java/tutorial/</text:span></text:span></text:a><text:span text:style-name="T9"> </text:span></text:p>
        </text:list-item>
        <text:list-item>
          <text:p text:style-name="P24"><text:a xlink:type="simple" xlink:href="https://sky.pro/media/massivy-java/?ysclid=lpplhkykdq723199542" text:style-name="Internet_20_link" text:visited-style-name="Visited_20_Internet_20_Link"><text:span text:style-name="Internet_20_link"><text:span text:style-name="T11">Массивы Java: объявление, создание, заполнение и инициализация, определение размера, вывод на экран, методы и примеры (sky.pro)</text:span></text:span></text:a></text:p>
        </text:list-item>
        <text:list-item>
          <text:p text:style-name="P24"><text:a xlink:type="simple" xlink:href="https://javarush.com/quests/lectures/questsyntaxpro.level05.lecture07" text:style-name="Internet_20_link" text:visited-style-name="Visited_20_Internet_20_Link"><text:span text:style-name="Internet_20_link"><text:span text:style-name="T11">Методы</text:span></text:span></text:a><text:a xlink:type="simple" xlink:href="https://javarush.com/quests/lectures/questsyntaxpro.level05.lecture07" text:style-name="Internet_20_link" text:visited-style-name="Visited_20_Internet_20_Link"><text:span text:style-name="Internet_20_link"><text:span text:style-name="T13"> Arrays fill, copyOf, copyOfRange, sort, binarySearch </text:span></text:span></text:a><text:a xlink:type="simple" xlink:href="https://javarush.com/quests/lectures/questsyntaxpro.level05.lecture07" text:style-name="Internet_20_link" text:visited-style-name="Visited_20_Internet_20_Link"><text:span text:style-name="Internet_20_link"><text:span text:style-name="T11">в</text:span></text:span></text:a><text:a xlink:type="simple" xlink:href="https://javarush.com/quests/lectures/questsyntaxpro.level05.lecture07" text:style-name="Internet_20_link" text:visited-style-name="Visited_20_Internet_20_Link"><text:span text:style-name="Internet_20_link"><text:span text:style-name="T13"> Java (javarush.com)</text:span></text:span></text:a></text:p>
        </text:list-item>
        <text:list-item>
          <text:p text:style-name="P24"><text:a xlink:type="simple" xlink:href="https://javarush.com/groups/posts/1933-klass-arrays-i-ego-ispoljhzovanie" text:style-name="Internet_20_link" text:visited-style-name="Visited_20_Internet_20_Link"><text:span text:style-name="Internet_20_link"><text:span text:style-name="T11">Класс</text:span></text:span></text:a><text:a xlink:type="simple" xlink:href="https://javarush.com/groups/posts/1933-klass-arrays-i-ego-ispoljhzovanie" text:style-name="Internet_20_link" text:visited-style-name="Visited_20_Internet_20_Link"><text:span text:style-name="Internet_20_link"><text:span text:style-name="T13"> Arrays </text:span></text:span></text:a><text:a xlink:type="simple" xlink:href="https://javarush.com/groups/posts/1933-klass-arrays-i-ego-ispoljhzovanie" text:style-name="Internet_20_link" text:visited-style-name="Visited_20_Internet_20_Link"><text:span text:style-name="Internet_20_link"><text:span text:style-name="T11">в</text:span></text:span></text:a><text:a xlink:type="simple" xlink:href="https://javarush.com/groups/posts/1933-klass-arrays-i-ego-ispoljhzovanie" text:style-name="Internet_20_link" text:visited-style-name="Visited_20_Internet_20_Link"><text:span text:style-name="Internet_20_link"><text:span text:style-name="T13"> Java (javarush.com)</text:span></text:span></text:a></text:p>
        </text:list-item>
        <text:list-item>
          <text:p text:style-name="P24"><text:a xlink:type="simple" xlink:href="https://www.techiedelight.com/ru/reverse-array-java/" text:style-name="Internet_20_link" text:visited-style-name="Visited_20_Internet_20_Link"><text:span text:style-name="Internet_20_link"><text:span text:style-name="T11">Перевернуть массив в Java (techiedelight.com)</text:span></text:span></text:a></text:p>
        </text:list-item>
        <text:list-item>
          <text:p text:style-name="P24">Введение в массивы. <text:a xlink:type="simple" xlink:href="https://youtu.be/_mGgR5OhI6I" text:style-name="Internet_20_link" text:visited-style-name="Visited_20_Internet_20_Link"><text:span text:style-name="Internet_20_link">https://youtu.be/_mGgR5OhI6I</text:span></text:a> </text:p>
        </text:list-item>
        <text:list-item>
          <text:p text:style-name="P24">Пример копирования массивов <text:span text:style-name="T12">Java</text:span>. <text:a xlink:type="simple" xlink:href="https://youtu.be/DaVBjoTrgH8" text:style-name="Internet_20_link" text:visited-style-name="Visited_20_Internet_20_Link"><text:span text:style-name="Internet_20_link">https://youtu.be/DaVBjoTrgH8</text:span></text:a> <text:s/></text:p>
        </text:list-item>
      </text:list>
      <text:p text:style-name="P11"/>
      <text:p text:style-name="P5"><text:span text:style-name="T1">ЗАДАНИЯ К ПРАКТИЧЕСКОМУ ЗАНЯТИЮ</text:span></text:p>
      <text:p text:style-name="P5"><text:span text:style-name="T2">Для решения задачи используйте методические указания уроков 5, 6, 7</text:span></text:p>
      <text:p text:style-name="P7"><text:span text:style-name="T5">В ИП «Программист» поступил заказ на разработки приложения на обработку данных в оценочных ведомостях. Было принято решение:</text:span></text:p>
      <text:list xml:id="list395494594" text:style-name="WWNum13">
        <text:list-item>
          <text:p text:style-name="P1"><text:span text:style-name="T5">Формирование списка ФИО обучающихся и их оценок с использованием двух одномерных массивов. При этом количество обучающихся пользователь должен задать с клавиатуры; список оценок должен генерироваться рандомно (с использованием генератора случайных чисел). Список обучающихся и оценок должны выводится на экран в форме: ФИО, Оценка.</text:span></text:p>
        </text:list-item>
      </text:list>
      <text:p text:style-name="P4"><text:span text:style-name="T5">Программа должна позволять: </text:span></text:p>
      <text:list xml:id="list3555463835" text:style-name="WWNum14">
        <text:list-item>
          <text:p text:style-name="P2"><text:span text:style-name="T5">Производить верификацию ввода размерности массива.</text:span></text:p>
        </text:list-item>
        <text:list-item>
          <text:p text:style-name="P2"><text:span text:style-name="T5">Вычислять средний балл</text:span></text:p>
        </text:list-item>
        <text:list-item>
          <text:p text:style-name="P2"><text:span text:style-name="T5">Получать список отличников в одномерный массив «</text:span><text:span text:style-name="T6">Otlichniki</text:span><text:span text:style-name="T5">», сортировать список отличников в порядке от <text:s/>А до Я.</text:span></text:p>
        </text:list-item>
        <text:list-item>
          <text:p text:style-name="P2"><text:span text:style-name="T5">Получать список хорошистов в одномерный массив «</text:span><text:span text:style-name="T6">Xorochisti</text:span><text:span text:style-name="T5">», сортировать список хорошистов в порядке от <text:s/>Я до А.</text:span></text:p>
        </text:list-item>
        <text:list-item>
          <text:p text:style-name="P2"><text:span text:style-name="T5">Получать список троечников в одномерный массив «</text:span><text:span text:style-name="T6">Tryki</text:span><text:span text:style-name="T5">»</text:span></text:p>
        </text:list-item>
        <text:list-item>
          <text:p text:style-name="P2"><text:span text:style-name="T5">Получать список должников.</text:span></text:p>
        </text:list-item>
        <text:list-item>
          <text:p text:style-name="P2"><text:span text:style-name="T5">Все полученные списки должны выводиться на экран, при этом для каждого списка должно быть указано количество обучающихся в списке.</text:span></text:p>
        </text:list-item>
        <text:list-item>
          <text:p text:style-name="P2"><text:span text:style-name="T5">Программа должна находить оценку обучающегося, ФИО которого введено с клавиатуры в основном списке.</text:span></text:p>
        </text:list-item>
      </text:list>
      <text:p text:style-name="P8"><text:span text:style-name="T3">Требования к программному коду:</text:span></text:p>
      <text:list xml:id="list1628783689" text:style-name="WWNum15">
        <text:list-item>
          <text:p text:style-name="P3"><text:span text:style-name="T3">Программа должна быть построена по принципу ООП. Иметь метод </text:span><text:span text:style-name="T7">Main</text:span><text:span text:style-name="T3"> в котором должна быть указана информация о программе в форме:</text:span></text:p>
        </text:list-item>
      </text:list>
      <text:p text:style-name="P9"><text:span text:style-name="T5">Версия программы</text:span></text:p>
      <text:p text:style-name="P9"><text:span text:style-name="T5">Функции программы</text:span></text:p>
      <text:p text:style-name="P9"><text:span text:style-name="T5">Данные о разработчиках</text:span></text:p>
      <text:p text:style-name="P9"><text:span text:style-name="T5">©️ все права защищены</text:span></text:p>
      <text:list xml:id="list123155830006250" text:continue-numbering="true" text:style-name="WWNum15">
        <text:list-item>
          <text:p text:style-name="P3"><text:span text:style-name="T3">Иметь метод </text:span><text:span text:style-name="T7">Program</text:span><text:span text:style-name="T3"> со статическим методом </text:span><text:span text:style-name="T7">main</text:span><text:span text:style-name="T3"> и меню выбора и возможность выполнения команд пунктов меню в режиме диалога: </text:span></text:p>
        </text:list-item>
      </text:list>
      <text:p text:style-name="P9"><text:span text:style-name="T5">1 – заполнить основные списки</text:span></text:p>
      <text:p text:style-name="P9"><text:span text:style-name="T5">2 – вывести основные списки</text:span></text:p>
      <text:p text:style-name="P9"><text:span text:style-name="T5">3 – просмотр список отличники</text:span></text:p>
      <text:p text:style-name="P9"><text:span text:style-name="T5">4 <text:s/>– просмотр список хорошисты</text:span></text:p>
      <text:p text:style-name="P9"><text:span text:style-name="T5">5 – просмотр список троечники</text:span></text:p>
      <text:p text:style-name="P9"><text:soft-page-break/><text:span text:style-name="T5">6 – просмотр список двоечники</text:span></text:p>
      <text:p text:style-name="P9"><text:span text:style-name="T5">7 – просмотр список средний балл</text:span></text:p>
      <text:p text:style-name="P9"><text:span text:style-name="T5">8 – поиск данных об обучающимся в основном списке</text:span></text:p>
      <text:list xml:id="list123156449492393" text:continue-numbering="true" text:style-name="WWNum15">
        <text:list-item>
          <text:p text:style-name="P3"><text:span text:style-name="T3">Иметь класс </text:span><text:span text:style-name="T7">Massive</text:span><text:span text:style-name="T3">, содержащий реализацию методы обработки данных</text:span></text:p>
        </text:list-item>
        <text:list-item>
          <text:p text:style-name="P3"><text:span text:style-name="T3">Программный код должен иметь комментарии.</text:span></text:p>
        </text:list-item>
        <text:list-item>
          <text:p text:style-name="P3"><text:span text:style-name="T3">Программа должна иметь спецификацию тестов для выполнения дымового тестирования.</text:span></text:p>
        </text:list-item>
      </text:list>
      <text:p text:style-name="P10"><text:span text:style-name="T5">Шаблон спецификации 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D"/>
        <table:table-column table:style-name="Таблица1.A"/>
        <table:table-row table:style-name="Таблица1.1">
          <table:table-cell table:style-name="Таблица1.A1" office:value-type="string">
            <text:p text:style-name="P21"><text:span text:style-name="T5">Проверяемая функция</text:span></text:p>
          </table:table-cell>
          <table:table-cell table:style-name="Таблица1.A1" office:value-type="string">
            <text:p text:style-name="P21"><text:span text:style-name="T5">Входные данные</text:span></text:p>
          </table:table-cell>
          <table:table-cell table:style-name="Таблица1.A1" office:value-type="string">
            <text:p text:style-name="P21"><text:span text:style-name="T5">Ожидаемый результат</text:span></text:p>
          </table:table-cell>
          <table:table-cell table:style-name="Таблица1.A1" office:value-type="string">
            <text:p text:style-name="P21"><text:span text:style-name="T5">Отметка о выполнении (+/-)</text:span></text:p>
          </table:table-cell>
          <table:table-cell table:style-name="Таблица1.A1" office:value-type="string">
            <text:p text:style-name="P21"><text:span text:style-name="T5">Описание ошибки (при наличии)</text:span></text:p>
          </table:table-cell>
        </table:table-row>
        <table:table-row table:style-name="Таблица1.2">
          <table:table-cell table:style-name="Таблица1.A1" office:value-type="string">
            <text:p text:style-name="P17"><text:span text:style-name="T15">C</text:span><text:span text:style-name="T14">ase </text:span><text:span text:style-name="T17">3</text:span></text:p>
            <text:p text:style-name="P16"/>
          </table:table-cell>
          <table:table-cell table:style-name="Таблица1.A1" office:value-type="string">
            <text:p text:style-name="P18">ФИО студентов и оценки</text:p>
          </table:table-cell>
          <table:table-cell table:style-name="Таблица1.A1" office:value-type="string">
            <text:p text:style-name="P18">Вывод ФИО студентов троечников</text:p>
          </table:table-cell>
          <table:table-cell table:style-name="Таблица1.A1" office:value-type="string">
            <text:p text:style-name="P18">+</text:p>
          </table:table-cell>
          <table:table-cell table:style-name="Таблица1.A1" office:value-type="string">
            <text:p text:style-name="P16">-</text:p>
          </table:table-cell>
        </table:table-row>
        <table:table-row table:style-name="Таблица1.2">
          <table:table-cell table:style-name="Таблица1.A3" office:value-type="string">
            <text:p text:style-name="P14"><text:span text:style-name="T15">C</text:span><text:span text:style-name="T14">ase </text:span><text:span text:style-name="T17">4</text:span></text:p>
            <text:p text:style-name="P13"/>
          </table:table-cell>
          <table:table-cell table:style-name="Таблица1.A3" office:value-type="string">
            <text:p text:style-name="P18">ФИО студентов и оценки</text:p>
          </table:table-cell>
          <table:table-cell table:style-name="Таблица1.A3" office:value-type="string">
            <text:p text:style-name="P18">Вывод ФИО студентов хорошистов</text:p>
          </table:table-cell>
          <table:table-cell table:style-name="Таблица1.A3" office:value-type="string">
            <text:p text:style-name="P15">+</text:p>
          </table:table-cell>
          <table:table-cell table:style-name="Таблица1.A3" office:value-type="string">
            <text:p text:style-name="P13">-</text:p>
          </table:table-cell>
        </table:table-row>
        <table:table-row table:style-name="Таблица1.2">
          <table:table-cell table:style-name="Таблица1.A3" office:value-type="string">
            <text:p text:style-name="P14"><text:span text:style-name="T15">C</text:span><text:span text:style-name="T14">ase </text:span><text:span text:style-name="T17">5</text:span></text:p>
            <text:p text:style-name="P13"/>
          </table:table-cell>
          <table:table-cell table:style-name="Таблица1.A3" office:value-type="string">
            <text:p text:style-name="P18">ФИО студентов и оценки</text:p>
          </table:table-cell>
          <table:table-cell table:style-name="Таблица1.A3" office:value-type="string">
            <text:p text:style-name="P18">Вывод ФИО студентов двоечников</text:p>
          </table:table-cell>
          <table:table-cell table:style-name="Таблица1.A3" office:value-type="string">
            <text:p text:style-name="P15">+</text:p>
          </table:table-cell>
          <table:table-cell table:style-name="Таблица1.A3" office:value-type="string">
            <text:p text:style-name="P13">-</text:p>
          </table:table-cell>
        </table:table-row>
        <table:table-row table:style-name="Таблица1.2">
          <table:table-cell table:style-name="Таблица1.A3" office:value-type="string">
            <text:p text:style-name="P14"><text:span text:style-name="T14">Case </text:span><text:span text:style-name="T17">6</text:span></text:p>
            <text:p text:style-name="P13"/>
          </table:table-cell>
          <table:table-cell table:style-name="Таблица1.A3" office:value-type="string">
            <text:p text:style-name="P18">ФИО студентов и оценки</text:p>
          </table:table-cell>
          <table:table-cell table:style-name="Таблица1.A3" office:value-type="string">
            <text:p text:style-name="P18">Вывод ФИО студентов Отличников</text:p>
          </table:table-cell>
          <table:table-cell table:style-name="Таблица1.A3" office:value-type="string">
            <text:p text:style-name="P15">+</text:p>
          </table:table-cell>
          <table:table-cell table:style-name="Таблица1.A3" office:value-type="string">
            <text:p text:style-name="P13">-</text:p>
          </table:table-cell>
        </table:table-row>
        <table:table-row table:style-name="Таблица1.2">
          <table:table-cell table:style-name="Таблица1.A3" office:value-type="string">
            <text:p text:style-name="P14"><text:span text:style-name="T14">Case </text:span><text:span text:style-name="T17">7</text:span></text:p>
          </table:table-cell>
          <table:table-cell table:style-name="Таблица1.A3" office:value-type="string">
            <text:p text:style-name="P18"><text:s/>Оценки студентов</text:p>
          </table:table-cell>
          <table:table-cell table:style-name="Таблица1.A3" office:value-type="string">
            <text:p text:style-name="P15">Средний балл</text:p>
          </table:table-cell>
          <table:table-cell table:style-name="Таблица1.A3" office:value-type="string">
            <text:p text:style-name="P15">+</text:p>
          </table:table-cell>
          <table:table-cell table:style-name="Таблица1.A3" office:value-type="string">
            <text:p text:style-name="P13">-</text:p>
          </table:table-cell>
        </table:table-row>
      </table:table>
      <text:p text:style-name="P12"/>
      <text:list xml:id="list123155968046652" text:continue-numbering="true" text:style-name="WWNum15">
        <text:list-item>
          <text:p text:style-name="P3"><text:span text:style-name="T3">Реализуйте спецификацию тестов с использованием </text:span><text:span text:style-name="T7">Junit</text:span><text:span text:style-name="T3"> тестов. Тесты должны быть интегрированы ы код в отдельном пакете.</text:span></text:p>
        </text:list-item>
        <text:list-item>
          <text:p text:style-name="P3"><text:span text:style-name="T3">Докажите правильность работы программного кода.</text:span></text:p>
        </text:list-item>
        <text:list-item>
          <text:p text:style-name="P3"><text:span text:style-name="T3">Оформите отчет: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1"><text:span text:style-name="T5">Класс</text:span></text:p>
          </table:table-cell>
          <table:table-cell table:style-name="Таблица2.A1" office:value-type="string">
            <text:p text:style-name="P21"><text:span text:style-name="T5">Листинг</text:span></text:p>
          </table:table-cell>
        </table:table-row>
        <table:table-row table:style-name="Таблица2.1">
          <table:table-cell table:style-name="Таблица2.A1" office:value-type="string">
            <text:p text:style-name="P22"><text:span text:style-name="T6">Main</text:span></text:p>
          </table:table-cell>
          <table:table-cell table:style-name="Таблица2.A1" office:value-type="string">
            <text:p text:style-name="P17"><text:span text:style-name="T14">import </text:span><text:span text:style-name="T18">java.util.Arrays;</text:span><text:line-break/><text:span text:style-name="T14">import </text:span><text:span text:style-name="T18">java.util.Random;</text:span><text:line-break/><text:span text:style-name="T14">import </text:span><text:span text:style-name="T18">java.util.Scanner;</text:span><text:line-break/><text:line-break/><text:line-break/><text:line-break/><text:span text:style-name="T14">class </text:span><text:span text:style-name="T18">Main{</text:span><text:line-break/><text:span text:style-name="T14">public static void </text:span><text:span text:style-name="T20">main</text:span><text:span text:style-name="T18">(String[] args) {</text:span><text:line-break/><text:line-break/><text:span text:style-name="T18"> <text:s text:c="7"/>System.</text:span><text:span text:style-name="T21">out</text:span><text:span text:style-name="T18">.println(</text:span><text:span text:style-name="T23">"Версия программы"</text:span><text:span text:style-name="T18">);</text:span><text:line-break/><text:span text:style-name="T18"> <text:s text:c="7"/>System.</text:span><text:span text:style-name="T21">out</text:span><text:span text:style-name="T18">.println(</text:span><text:span text:style-name="T23">"Функции программы:"</text:span><text:span text:style-name="T18">);</text:span><text:line-break/><text:span text:style-name="T18"> <text:s text:c="7"/>System.</text:span><text:span text:style-name="T21">out</text:span><text:span text:style-name="T18">.println(</text:span><text:span text:style-name="T23">"1. Заполнить основные списки"</text:span><text:span text:style-name="T18">);</text:span><text:line-break/><text:span text:style-name="T18"> <text:s text:c="7"/>System.</text:span><text:span text:style-name="T21">out</text:span><text:span text:style-name="T18">.println(</text:span><text:span text:style-name="T23">"2. Вывести основные списки"</text:span><text:span text:style-name="T18">);</text:span><text:line-break/><text:span text:style-name="T18"> <text:s text:c="7"/>System.</text:span><text:span text:style-name="T21">out</text:span><text:span text:style-name="T18">.println(</text:span><text:span text:style-name="T23">"3. Вывести троечников"</text:span><text:span text:style-name="T18">);</text:span><text:line-break/><text:span text:style-name="T18"> <text:s text:c="7"/>System.</text:span><text:span text:style-name="T21">out</text:span><text:span text:style-name="T18">.println(</text:span><text:span text:style-name="T23">"4. Вывести хорошистов"</text:span><text:span text:style-name="T18">);</text:span><text:line-break/><text:span text:style-name="T18"> <text:s text:c="7"/>System.</text:span><text:span text:style-name="T21">out</text:span><text:span text:style-name="T18">.println(</text:span><text:span text:style-name="T23">"5. Вывести двоечники"</text:span><text:span text:style-name="T18">);</text:span><text:line-break/><text:span text:style-name="T18"> <text:s text:c="7"/>System.</text:span><text:span text:style-name="T21">out</text:span><text:span text:style-name="T18">.println(</text:span><text:span text:style-name="T23">"6. Вывести отличников"</text:span><text:span text:style-name="T18">);</text:span><text:line-break/><text:span text:style-name="T18"> <text:s text:c="7"/>System.</text:span><text:span text:style-name="T21">out</text:span><text:span text:style-name="T18">.println(</text:span><text:span text:style-name="T23">"7. Вывести средний балл"</text:span><text:span text:style-name="T18">);</text:span><text:line-break/><text:line-break/><text:line-break/><text:span text:style-name="T18"> <text:s text:c="7"/></text:span><text:span text:style-name="T14">try </text:span><text:span text:style-name="T18">{</text:span><text:line-break/><text:span text:style-name="T18"> <text:s text:c="15"/>Scanner scanner = </text:span><text:span text:style-name="T14">new </text:span><text:span text:style-name="T18">Scanner(System.</text:span><text:span text:style-name="T21">in</text:span><text:span text:style-name="T18">);</text:span><text:line-break/><text:span text:style-name="T18"> <text:s text:c="15"/>System.</text:span><text:span text:style-name="T21">out</text:span><text:span text:style-name="T18">.print(</text:span><text:span text:style-name="T23">"Введите количество обучающихся: "</text:span><text:span text:style-name="T18">);</text:span><text:line-break/><text:soft-page-break/><text:span text:style-name="T18"> <text:s text:c="15"/></text:span><text:span text:style-name="T14">int </text:span><text:span text:style-name="T18">size = scanner.nextInt();</text:span><text:line-break/><text:line-break/><text:line-break/><text:line-break/><text:line-break/><text:span text:style-name="T18"> <text:s text:c="15"/>massiv massive = </text:span><text:span text:style-name="T14">new </text:span><text:span text:style-name="T18">massiv(size);</text:span><text:line-break/><text:line-break/><text:line-break/><text:span text:style-name="T18"> <text:s text:c="15"/></text:span><text:span text:style-name="T14">int </text:span><text:span text:style-name="T18">choice;</text:span><text:line-break/><text:span text:style-name="T18"> <text:s text:c="15"/></text:span><text:span text:style-name="T14">do </text:span><text:span text:style-name="T18">{</text:span><text:line-break/><text:span text:style-name="T18"> <text:s text:c="23"/>System.</text:span><text:span text:style-name="T21">out</text:span><text:span text:style-name="T18">.print(</text:span><text:span text:style-name="T23">"Введите номер команды (0 для выхода): "</text:span><text:span text:style-name="T18">);</text:span><text:line-break/><text:span text:style-name="T18"> <text:s text:c="23"/>choice = scanner.nextInt();</text:span><text:line-break/><text:span text:style-name="T18"> <text:s text:c="23"/></text:span><text:span text:style-name="T14">switch </text:span><text:span text:style-name="T18">(choice) {</text:span><text:line-break/><text:span text:style-name="T18"> <text:s text:c="31"/></text:span><text:span text:style-name="T14">case </text:span><text:span text:style-name="T16">1</text:span><text:span text:style-name="T18">:</text:span><text:line-break/><text:span text:style-name="T18"> <text:s text:c="39"/>massive.fillArrays();</text:span><text:line-break/><text:span text:style-name="T18"> <text:s text:c="39"/></text:span><text:span text:style-name="T14">break</text:span><text:span text:style-name="T18">;</text:span><text:line-break/><text:span text:style-name="T18"> <text:s text:c="31"/></text:span><text:span text:style-name="T14">case </text:span><text:span text:style-name="T16">2</text:span><text:span text:style-name="T18">:</text:span><text:line-break/><text:span text:style-name="T18"> <text:s text:c="39"/>massive.printArrays();</text:span><text:line-break/><text:span text:style-name="T18"> <text:s text:c="39"/></text:span><text:span text:style-name="T14">break</text:span><text:span text:style-name="T18">;</text:span><text:line-break/><text:span text:style-name="T18"> <text:s text:c="31"/></text:span><text:span text:style-name="T14">case </text:span><text:span text:style-name="T16">3</text:span><text:span text:style-name="T18">:</text:span><text:line-break/><text:span text:style-name="T18"> <text:s text:c="39"/>massive.display2();</text:span><text:line-break/><text:span text:style-name="T18"> <text:s text:c="39"/></text:span><text:span text:style-name="T14">break</text:span><text:span text:style-name="T18">;</text:span><text:line-break/><text:span text:style-name="T18"> <text:s text:c="31"/></text:span><text:span text:style-name="T14">case </text:span><text:span text:style-name="T16">4</text:span><text:span text:style-name="T18">:</text:span><text:line-break/><text:span text:style-name="T18"> <text:s text:c="39"/>massive.display3();</text:span><text:line-break/><text:span text:style-name="T18"> <text:s text:c="39"/></text:span><text:span text:style-name="T14">break</text:span><text:span text:style-name="T18">;</text:span><text:line-break/><text:span text:style-name="T18"> <text:s text:c="31"/></text:span><text:span text:style-name="T14">case </text:span><text:span text:style-name="T16">5</text:span><text:span text:style-name="T18">:</text:span><text:line-break/><text:span text:style-name="T18"> <text:s text:c="39"/>massive.display4();</text:span><text:line-break/><text:span text:style-name="T18"> <text:s text:c="39"/></text:span><text:span text:style-name="T14">break</text:span><text:span text:style-name="T18">;</text:span><text:line-break/><text:span text:style-name="T18"> <text:s text:c="31"/></text:span><text:span text:style-name="T14">case </text:span><text:span text:style-name="T16">6</text:span><text:span text:style-name="T18">:</text:span><text:line-break/><text:span text:style-name="T18"> <text:s text:c="39"/>massive.display5();</text:span><text:line-break/><text:span text:style-name="T18"> <text:s text:c="39"/></text:span><text:span text:style-name="T14">break</text:span><text:span text:style-name="T18">;</text:span><text:line-break/><text:span text:style-name="T18"> <text:s text:c="31"/></text:span><text:span text:style-name="T14">case </text:span><text:span text:style-name="T16">7</text:span><text:span text:style-name="T18">:</text:span><text:line-break/><text:span text:style-name="T18"> <text:s text:c="39"/>massive.display6();</text:span><text:line-break/><text:span text:style-name="T18"> <text:s text:c="39"/></text:span><text:span text:style-name="T14">break</text:span><text:span text:style-name="T18">;</text:span><text:line-break/><text:span text:style-name="T18"> <text:s text:c="31"/></text:span><text:span text:style-name="T14">case </text:span><text:span text:style-name="T16">8</text:span><text:span text:style-name="T18">:</text:span><text:line-break/><text:span text:style-name="T18"> <text:s text:c="39"/>massive.</text:span><text:span text:style-name="T19">display7</text:span><text:span text:style-name="T18">();</text:span><text:line-break/><text:span text:style-name="T18"> <text:s text:c="39"/></text:span><text:span text:style-name="T14">break</text:span><text:span text:style-name="T18">;</text:span><text:line-break/><text:line-break/><text:span text:style-name="T18"> <text:s text:c="31"/></text:span><text:span text:style-name="T14">default</text:span><text:span text:style-name="T18">:</text:span><text:line-break/><text:span text:style-name="T18"> <text:s text:c="39"/>System.</text:span><text:span text:style-name="T21">out</text:span><text:span text:style-name="T18">.println(</text:span><text:span text:style-name="T23">"Неверная команда. Попробуйте снова."</text:span><text:span text:style-name="T18">);</text:span><text:line-break/><text:span text:style-name="T18"> <text:s text:c="23"/>}</text:span><text:line-break/><text:span text:style-name="T18"> <text:s text:c="15"/>} </text:span><text:span text:style-name="T14">while </text:span><text:span text:style-name="T18">(choice != </text:span><text:span text:style-name="T16">0</text:span><text:span text:style-name="T18">);</text:span><text:line-break/><text:span text:style-name="T18"> <text:s text:c="7"/>} </text:span><text:span text:style-name="T14">catch </text:span><text:span text:style-name="T18">(Exception ex){</text:span><text:line-break/><text:span text:style-name="T18"> <text:s text:c="15"/>System.</text:span><text:span text:style-name="T21">out</text:span><text:span text:style-name="T18">.println(</text:span><text:span text:style-name="T23">"Неправильно "</text:span><text:span text:style-name="T18">);</text:span><text:line-break/><text:span text:style-name="T18"> <text:s text:c="7"/>}</text:span><text:line-break/><text:line-break/><text:span text:style-name="T18"> <text:s text:c="7"/>}</text:span><text:line-break/><text:span text:style-name="T18"> <text:s text:c="7"/>}</text:span><text:line-break/></text:p>
            <text:p text:style-name="P16"/>
          </table:table-cell>
        </table:table-row>
        <table:table-row table:style-name="Таблица2.1">
          <table:table-cell table:style-name="Таблица2.A1" office:value-type="string">
            <text:p text:style-name="P22"><text:span text:style-name="T6">Massiv</text:span></text:p>
          </table:table-cell>
          <table:table-cell table:style-name="Таблица2.A1" office:value-type="string">
            <text:p text:style-name="P20"><text:span text:style-name="T14">import </text:span><text:span text:style-name="T18">java.util.*;</text:span><text:line-break/><text:line-break/><text:span text:style-name="T14">public class </text:span><text:span text:style-name="T18">massiv {</text:span><text:line-break/><text:soft-page-break/><text:span text:style-name="T18"> <text:s text:c="3"/></text:span><text:span text:style-name="T14">private </text:span><text:span text:style-name="T18">String[] </text:span><text:span text:style-name="T22">names</text:span><text:span text:style-name="T18">;</text:span><text:line-break/><text:span text:style-name="T18"> <text:s text:c="3"/></text:span><text:span text:style-name="T14">private int</text:span><text:span text:style-name="T18">[] </text:span><text:span text:style-name="T22">grades</text:span><text:span text:style-name="T18">;</text:span><text:line-break/><text:line-break/><text:line-break/><text:span text:style-name="T18"> <text:s text:c="3"/></text:span><text:span text:style-name="T14">public </text:span><text:span text:style-name="T20">massiv</text:span><text:span text:style-name="T18">(</text:span><text:span text:style-name="T14">int </text:span><text:span text:style-name="T18">size) {</text:span><text:line-break/><text:span text:style-name="T18"> <text:s text:c="7"/></text:span><text:span text:style-name="T22">names </text:span><text:span text:style-name="T18">= </text:span><text:span text:style-name="T14">new </text:span><text:span text:style-name="T18">String[size];</text:span><text:line-break/><text:span text:style-name="T18"> <text:s text:c="7"/></text:span><text:span text:style-name="T22">grades </text:span><text:span text:style-name="T18">= </text:span><text:span text:style-name="T14">new int</text:span><text:span text:style-name="T18">[size];</text:span><text:line-break/><text:span text:style-name="T18"> <text:s text:c="3"/>}</text:span><text:line-break/><text:line-break/><text:line-break/><text:span text:style-name="T18"> <text:s text:c="3"/></text:span><text:span text:style-name="T14">public void </text:span><text:span text:style-name="T20">fillArrays</text:span><text:span text:style-name="T18">() {</text:span><text:line-break/><text:span text:style-name="T18"> <text:s text:c="7"/>Random random = </text:span><text:span text:style-name="T14">new </text:span><text:span text:style-name="T18">Random();</text:span><text:line-break/><text:span text:style-name="T18"> <text:s text:c="7"/>Scanner scanner = </text:span><text:span text:style-name="T14">new </text:span><text:span text:style-name="T18">Scanner(System.</text:span><text:span text:style-name="T21">in</text:span><text:span text:style-name="T18">);</text:span><text:line-break/><text:line-break/><text:span text:style-name="T18"> <text:s text:c="7"/></text:span><text:span text:style-name="T14">for </text:span><text:span text:style-name="T18">(</text:span><text:span text:style-name="T14">int </text:span><text:span text:style-name="T18">i = </text:span><text:span text:style-name="T16">0</text:span><text:span text:style-name="T18">; i &lt; </text:span><text:span text:style-name="T22">names</text:span><text:span text:style-name="T18">.</text:span><text:span text:style-name="T22">length</text:span><text:span text:style-name="T18">; i++) {</text:span><text:line-break/><text:span text:style-name="T18"> <text:s text:c="11"/>System.</text:span><text:span text:style-name="T21">out</text:span><text:span text:style-name="T18">.print(</text:span><text:span text:style-name="T23">"Введите ФИО обучающегося: "</text:span><text:span text:style-name="T18">);</text:span><text:line-break/><text:span text:style-name="T18"> <text:s text:c="11"/></text:span><text:span text:style-name="T22">names</text:span><text:span text:style-name="T18">[i] = scanner.nextLine();</text:span><text:line-break/><text:span text:style-name="T18"> <text:s text:c="7"/>}</text:span><text:line-break/><text:line-break/><text:span text:style-name="T18"> <text:s text:c="7"/></text:span><text:span text:style-name="T14">for </text:span><text:span text:style-name="T18">(</text:span><text:span text:style-name="T14">int </text:span><text:span text:style-name="T18">i = </text:span><text:span text:style-name="T16">0</text:span><text:span text:style-name="T18">; i &lt; </text:span><text:span text:style-name="T22">grades</text:span><text:span text:style-name="T18">.</text:span><text:span text:style-name="T22">length</text:span><text:span text:style-name="T18">; i++) {</text:span><text:line-break/><text:span text:style-name="T18"> <text:s text:c="11"/></text:span><text:span text:style-name="T22">grades</text:span><text:span text:style-name="T18">[i] = (</text:span><text:span text:style-name="T14">int</text:span><text:span text:style-name="T18">) (Math.</text:span><text:span text:style-name="T19">random</text:span><text:span text:style-name="T18">() * (</text:span><text:span text:style-name="T16">5 </text:span><text:span text:style-name="T18">- </text:span><text:span text:style-name="T16">1</text:span><text:span text:style-name="T18">) + </text:span><text:span text:style-name="T16">1</text:span><text:span text:style-name="T18">);</text:span><text:line-break/><text:line-break/><text:span text:style-name="T18"> <text:s text:c="7"/>}</text:span><text:line-break/><text:span text:style-name="T18"> <text:s text:c="3"/>}</text:span><text:line-break/><text:line-break/><text:line-break/><text:span text:style-name="T18"> <text:s text:c="3"/></text:span><text:span text:style-name="T14">public void </text:span><text:span text:style-name="T20">printArrays</text:span><text:span text:style-name="T18">() {</text:span><text:line-break/><text:span text:style-name="T18"> <text:s text:c="7"/>System.</text:span><text:span text:style-name="T21">out</text:span><text:span text:style-name="T18">.println(</text:span><text:span text:style-name="T23">"Список обучающихся и их оценок:"</text:span><text:span text:style-name="T18">);</text:span><text:line-break/><text:span text:style-name="T18"> <text:s text:c="7"/></text:span><text:span text:style-name="T14">for </text:span><text:span text:style-name="T18">(</text:span><text:span text:style-name="T14">int </text:span><text:span text:style-name="T18">i = </text:span><text:span text:style-name="T16">0</text:span><text:span text:style-name="T18">; i &lt; </text:span><text:span text:style-name="T22">names</text:span><text:span text:style-name="T18">.</text:span><text:span text:style-name="T22">length</text:span><text:span text:style-name="T18">; i++) {</text:span><text:line-break/><text:span text:style-name="T18"> <text:s text:c="11"/>System.</text:span><text:span text:style-name="T21">out</text:span><text:span text:style-name="T18">.println(</text:span><text:span text:style-name="T22">names</text:span><text:span text:style-name="T18">[i] + </text:span><text:span text:style-name="T23">", " </text:span><text:span text:style-name="T18">+ </text:span><text:span text:style-name="T22">grades</text:span><text:span text:style-name="T18">[i]);</text:span><text:line-break/><text:span text:style-name="T18"> <text:s text:c="7"/>}</text:span><text:line-break/><text:span text:style-name="T18"> <text:s text:c="3"/>}</text:span><text:line-break/><text:line-break/><text:span text:style-name="T18"> <text:s text:c="3"/></text:span><text:span text:style-name="T14">public </text:span><text:span text:style-name="T18">Object[] </text:span><text:span text:style-name="T20">SortStringArrays1</text:span><text:span text:style-name="T18">(Object[] arr) {</text:span><text:line-break/><text:span text:style-name="T18"> <text:s text:c="7"/>Arrays.</text:span><text:span text:style-name="T19">sort</text:span><text:span text:style-name="T18">(arr, </text:span><text:span text:style-name="T14">new </text:span><text:span text:style-name="T18">Comparator&lt;Object&gt;() {</text:span><text:line-break/><text:span text:style-name="T18"> <text:s text:c="11"/></text:span><text:span text:style-name="T24">@Override</text:span><text:line-break/><text:span text:style-name="T24"> <text:s text:c="11"/></text:span><text:span text:style-name="T14">public int </text:span><text:span text:style-name="T20">compare</text:span><text:span text:style-name="T18">(Object o1, Object o2) {</text:span><text:line-break/><text:span text:style-name="T18"> <text:s text:c="15"/></text:span><text:span text:style-name="T14">return </text:span><text:span text:style-name="T18">o1.toString().compareTo(o2.toString());</text:span><text:line-break/><text:span text:style-name="T18"> <text:s text:c="11"/>}</text:span><text:line-break/><text:span text:style-name="T18"> <text:s text:c="7"/>});</text:span><text:line-break/><text:span text:style-name="T18"> <text:s text:c="7"/></text:span><text:span text:style-name="T14">return </text:span><text:span text:style-name="T18">arr;</text:span><text:line-break/><text:line-break/><text:span text:style-name="T18"> <text:s text:c="3"/>}</text:span><text:line-break/><text:line-break/><text:span text:style-name="T18"> <text:s text:c="3"/></text:span><text:span text:style-name="T14">public </text:span><text:span text:style-name="T18">Object[] </text:span><text:span text:style-name="T20">SortStringArrays2</text:span><text:span text:style-name="T18">(Object[] arr) {</text:span><text:line-break/><text:span text:style-name="T18"> <text:s text:c="7"/>Arrays.</text:span><text:span text:style-name="T19">sort</text:span><text:span text:style-name="T18">(arr, </text:span><text:span text:style-name="T14">new </text:span><text:span text:style-name="T18">Comparator&lt;Object&gt;() {</text:span><text:line-break/><text:span text:style-name="T18"> <text:s text:c="11"/></text:span><text:span text:style-name="T24">@Override</text:span><text:line-break/><text:span text:style-name="T24"> <text:s text:c="11"/></text:span><text:span text:style-name="T14">public int </text:span><text:span text:style-name="T20">compare</text:span><text:span text:style-name="T18">(Object o1, Object o2) {</text:span><text:line-break/><text:span text:style-name="T18"> <text:s text:c="15"/></text:span><text:span text:style-name="T14">return </text:span><text:span text:style-name="T18">o2.toString().compareTo(o1.toString());</text:span><text:line-break/><text:span text:style-name="T18"> <text:s text:c="11"/>}</text:span><text:line-break/><text:span text:style-name="T18"> <text:s text:c="7"/>});</text:span><text:line-break/><text:span text:style-name="T18"> <text:s text:c="7"/></text:span><text:span text:style-name="T14">return </text:span><text:span text:style-name="T18">arr;</text:span><text:line-break/><text:line-break/><text:span text:style-name="T18"> <text:s text:c="3"/>}</text:span><text:line-break/><text:soft-page-break/><text:line-break/><text:line-break/><text:span text:style-name="T18"> <text:s text:c="3"/></text:span><text:span text:style-name="T14">public void </text:span><text:span text:style-name="T20">display2</text:span><text:span text:style-name="T18">() {</text:span><text:line-break/><text:span text:style-name="T18"> <text:s text:c="7"/>ArrayDeque&lt;String&gt; result = </text:span><text:span text:style-name="T14">new </text:span><text:span text:style-name="T18">ArrayDeque&lt;String&gt;();</text:span><text:line-break/><text:span text:style-name="T18"> <text:s text:c="7"/></text:span><text:span text:style-name="T14">for </text:span><text:span text:style-name="T18">(</text:span><text:span text:style-name="T14">int </text:span><text:span text:style-name="T18">i = </text:span><text:span text:style-name="T16">0</text:span><text:span text:style-name="T18">; i &lt; </text:span><text:span text:style-name="T22">grades</text:span><text:span text:style-name="T18">.</text:span><text:span text:style-name="T22">length</text:span><text:span text:style-name="T18">; i++) {</text:span><text:line-break/><text:span text:style-name="T18"> <text:s text:c="11"/></text:span><text:span text:style-name="T14">if </text:span><text:span text:style-name="T18">(</text:span><text:span text:style-name="T22">grades</text:span><text:span text:style-name="T18">[i] == </text:span><text:span text:style-name="T16">3</text:span><text:span text:style-name="T18">) {</text:span><text:line-break/><text:span text:style-name="T18"> <text:s text:c="15"/>result.add(</text:span><text:span text:style-name="T22">names</text:span><text:span text:style-name="T18">[i]);</text:span><text:line-break/><text:span text:style-name="T18"> <text:s text:c="11"/>}</text:span><text:line-break/><text:span text:style-name="T18"> <text:s text:c="7"/>}</text:span><text:line-break/><text:span text:style-name="T18"> <text:s text:c="7"/>System.</text:span><text:span text:style-name="T21">out</text:span><text:span text:style-name="T18">.println(</text:span><text:span text:style-name="T23">"Троечники:" </text:span><text:span text:style-name="T18">+ result.toString());</text:span><text:line-break/><text:span text:style-name="T18"> <text:s text:c="3"/>}</text:span><text:line-break/><text:line-break/><text:span text:style-name="T18"> <text:s text:c="3"/></text:span><text:span text:style-name="T14">public void </text:span><text:span text:style-name="T20">display3</text:span><text:span text:style-name="T18">() {</text:span><text:line-break/><text:span text:style-name="T18"> <text:s text:c="7"/>ArrayDeque&lt;String&gt; result = </text:span><text:span text:style-name="T14">new </text:span><text:span text:style-name="T18">ArrayDeque&lt;String&gt;();</text:span><text:line-break/><text:span text:style-name="T18"> <text:s text:c="7"/></text:span><text:span text:style-name="T14">for </text:span><text:span text:style-name="T18">(</text:span><text:span text:style-name="T14">int </text:span><text:span text:style-name="T18">i = </text:span><text:span text:style-name="T16">0</text:span><text:span text:style-name="T18">; i &lt; </text:span><text:span text:style-name="T22">grades</text:span><text:span text:style-name="T18">.</text:span><text:span text:style-name="T22">length</text:span><text:span text:style-name="T18">; i++) {</text:span><text:line-break/><text:span text:style-name="T18"> <text:s text:c="11"/></text:span><text:span text:style-name="T14">if </text:span><text:span text:style-name="T18">(</text:span><text:span text:style-name="T22">grades</text:span><text:span text:style-name="T18">[i] == </text:span><text:span text:style-name="T16">4</text:span><text:span text:style-name="T18">) {</text:span><text:line-break/><text:span text:style-name="T18"> <text:s text:c="15"/>result.add(</text:span><text:span text:style-name="T22">names</text:span><text:span text:style-name="T18">[i]);</text:span><text:line-break/><text:line-break/><text:span text:style-name="T18"> <text:s text:c="11"/>}</text:span><text:line-break/><text:span text:style-name="T18"> <text:s text:c="7"/>}</text:span><text:line-break/><text:span text:style-name="T18"> <text:s text:c="7"/>Object[] arr = result.toArray();</text:span><text:line-break/><text:span text:style-name="T18"> <text:s text:c="7"/>System.</text:span><text:span text:style-name="T21">out</text:span><text:span text:style-name="T18">.println(</text:span><text:span text:style-name="T23">"Хорошисты <text:s/>:" </text:span><text:span text:style-name="T18">+ Arrays.</text:span><text:span text:style-name="T19">toString</text:span><text:span text:style-name="T18">(SortStringArrays1(arr)));</text:span><text:line-break/><text:span text:style-name="T18"> <text:s text:c="3"/>}</text:span><text:line-break/><text:line-break/><text:span text:style-name="T18"> <text:s text:c="3"/></text:span><text:span text:style-name="T14">public void </text:span><text:span text:style-name="T20">display4</text:span><text:span text:style-name="T18">() {</text:span><text:line-break/><text:span text:style-name="T18"> <text:s text:c="7"/>ArrayDeque&lt;String&gt; result = </text:span><text:span text:style-name="T14">new </text:span><text:span text:style-name="T18">ArrayDeque&lt;String&gt;();</text:span><text:line-break/><text:span text:style-name="T18"> <text:s text:c="7"/></text:span><text:span text:style-name="T14">for </text:span><text:span text:style-name="T18">(</text:span><text:span text:style-name="T14">int </text:span><text:span text:style-name="T18">i = </text:span><text:span text:style-name="T16">0</text:span><text:span text:style-name="T18">; i &lt; </text:span><text:span text:style-name="T22">grades</text:span><text:span text:style-name="T18">.</text:span><text:span text:style-name="T22">length</text:span><text:span text:style-name="T18">; i++) {</text:span><text:line-break/><text:span text:style-name="T18"> <text:s text:c="11"/></text:span><text:span text:style-name="T14">if </text:span><text:span text:style-name="T18">(</text:span><text:span text:style-name="T22">grades</text:span><text:span text:style-name="T18">[i] == </text:span><text:span text:style-name="T16">2</text:span><text:span text:style-name="T18">) {</text:span><text:line-break/><text:span text:style-name="T18"> <text:s text:c="15"/>result.add(</text:span><text:span text:style-name="T22">names</text:span><text:span text:style-name="T18">[i]);</text:span><text:line-break/><text:line-break/><text:span text:style-name="T18"> <text:s text:c="11"/>}</text:span><text:line-break/><text:span text:style-name="T18"> <text:s text:c="7"/>}</text:span><text:line-break/><text:span text:style-name="T18"> <text:s text:c="7"/>System.</text:span><text:span text:style-name="T21">out</text:span><text:span text:style-name="T18">.println(</text:span><text:span text:style-name="T23">"Двоечники :" </text:span><text:span text:style-name="T18">+ result.toString());</text:span><text:line-break/><text:span text:style-name="T18"> <text:s text:c="3"/>}</text:span><text:line-break/><text:line-break/><text:line-break/><text:span text:style-name="T18"> <text:s text:c="3"/></text:span><text:span text:style-name="T14">public void </text:span><text:span text:style-name="T20">display5</text:span><text:span text:style-name="T18">() {</text:span><text:line-break/><text:span text:style-name="T18"> <text:s text:c="7"/>ArrayDeque&lt;String&gt; result = </text:span><text:span text:style-name="T14">new </text:span><text:span text:style-name="T18">ArrayDeque&lt;String&gt;();</text:span><text:line-break/><text:span text:style-name="T18"> <text:s text:c="7"/></text:span><text:span text:style-name="T14">for </text:span><text:span text:style-name="T18">(</text:span><text:span text:style-name="T14">int </text:span><text:span text:style-name="T18">i = </text:span><text:span text:style-name="T16">0</text:span><text:span text:style-name="T18">; i &lt; </text:span><text:span text:style-name="T22">grades</text:span><text:span text:style-name="T18">.</text:span><text:span text:style-name="T22">length</text:span><text:span text:style-name="T18">; i++) {</text:span><text:line-break/><text:span text:style-name="T18"> <text:s text:c="11"/></text:span><text:span text:style-name="T14">if </text:span><text:span text:style-name="T18">(</text:span><text:span text:style-name="T22">grades</text:span><text:span text:style-name="T18">[i] == </text:span><text:span text:style-name="T16">5</text:span><text:span text:style-name="T18">) {</text:span><text:line-break/><text:span text:style-name="T18"> <text:s text:c="15"/>result.add(</text:span><text:span text:style-name="T22">names</text:span><text:span text:style-name="T18">[i]);</text:span><text:line-break/><text:line-break/><text:span text:style-name="T18"> <text:s text:c="11"/>}</text:span><text:line-break/><text:span text:style-name="T18"> <text:s text:c="7"/>}</text:span><text:line-break/><text:span text:style-name="T18"> <text:s text:c="7"/>Object[] arr = result.toArray();</text:span><text:line-break/><text:span text:style-name="T18"> <text:s text:c="7"/>System.</text:span><text:span text:style-name="T21">out</text:span><text:span text:style-name="T18">.println(</text:span><text:span text:style-name="T23">"Отличники :" </text:span><text:span text:style-name="T18">+ Arrays.</text:span><text:span text:style-name="T19">toString</text:span><text:span text:style-name="T18">(SortStringArrays2(arr)));</text:span><text:line-break/><text:span text:style-name="T18"> <text:s text:c="3"/>}</text:span><text:line-break/><text:line-break/><text:span text:style-name="T18"> <text:s text:c="3"/></text:span><text:span text:style-name="T14">public double </text:span><text:span text:style-name="T20">display6</text:span><text:span text:style-name="T18">() {</text:span><text:line-break/><text:span text:style-name="T18"> <text:s text:c="7"/></text:span><text:span text:style-name="T14">int </text:span><text:span text:style-name="T18">s = </text:span><text:span text:style-name="T16">0</text:span><text:span text:style-name="T18">;</text:span><text:line-break/><text:span text:style-name="T18"> <text:s text:c="7"/></text:span><text:span text:style-name="T14">for </text:span><text:span text:style-name="T18">(</text:span><text:span text:style-name="T14">int </text:span><text:span text:style-name="T18">i = </text:span><text:span text:style-name="T16">0</text:span><text:span text:style-name="T18">; i &lt; </text:span><text:span text:style-name="T22">grades</text:span><text:span text:style-name="T18">.</text:span><text:span text:style-name="T22">length</text:span><text:span text:style-name="T18">; i++) {</text:span><text:line-break/><text:span text:style-name="T18"> <text:s text:c="11"/>s = s + </text:span><text:span text:style-name="T22">grades</text:span><text:span text:style-name="T18">[i];</text:span><text:line-break/><text:span text:style-name="T18"> <text:s text:c="7"/>}</text:span><text:line-break/><text:line-break/><text:soft-page-break/><text:span text:style-name="T18"> <text:s text:c="7"/></text:span><text:span text:style-name="T14">return </text:span><text:span text:style-name="T18">(</text:span><text:span text:style-name="T14">double</text:span><text:span text:style-name="T18">) s / </text:span><text:span text:style-name="T22">grades</text:span><text:span text:style-name="T18">.</text:span><text:span text:style-name="T22">length</text:span><text:span text:style-name="T18">;</text:span><text:line-break/><text:span text:style-name="T18"> <text:s text:c="3"/>}</text:span><text:line-break/><text:line-break/><text:span text:style-name="T18"> <text:s text:c="3"/></text:span><text:span text:style-name="T14">public static void </text:span><text:span text:style-name="T20">display7</text:span><text:span text:style-name="T18">() {</text:span><text:line-break/><text:line-break/><text:span text:style-name="T18"> <text:s text:c="3"/>}</text:span><text:line-break/><text:line-break/><text:span text:style-name="T18">}</text:span></text:p>
            <text:p text:style-name="P19"/>
          </table:table-cell>
        </table:table-row>
      </table:table>
      <text:p text:style-name="P10"><text:span text:style-name="T3"><text:s/></text:span></text:p>
      <text:p text:style-name="P5"/>
      <text:p text:style-name="P23">Вывод: Я <text:span text:style-name="T4">совершенствовал умения разработки программы согласно требованиям проектной документации, совершенствовать умения тестирования программного код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docdata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6" style:display-name="ListLabel 46" style:family="text">
      <style:text-properties fo:color="#000000" loext:opacity="100%" style:font-name="Calibri" fo:font-family="Calibri" style:font-family-generic="roman" style:font-pitch="variable" fo:font-size="11pt" style:font-name-asian="Arial" style:font-family-asian="Arial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Default_20_Paragraph_20_Font" style:display-name="Default Paragraph Font" style:family="text"/>
    <style:style style:name="_32_893" style:display-name="2893" style:family="text" style:parent-style-name="Default_20_Paragraph_20_Fon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08:40:01.132113225</meta:creation-date>
    <dc:date>2023-12-06T12:31:40.430173452</dc:date>
    <meta:editing-duration>PT25M48S</meta:editing-duration>
    <meta:editing-cycles>4</meta:editing-cycles>
    <meta:generator>LibreOffice/7.3.7.2$Linux_X86_64 LibreOffice_project/30$Build-2</meta:generator>
    <meta:document-statistic meta:table-count="2" meta:image-count="0" meta:object-count="0" meta:page-count="6" meta:paragraph-count="85" meta:word-count="948" meta:character-count="9183" meta:non-whitespace-character-count="6242"/>
  </office:meta>
</office:document-meta>
</file>